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26pt" style:font-size-asian="26pt" style:font-size-complex="26pt"/>
    </style:style>
    <style:style style:name="co1" style:family="table-column">
      <style:table-column-properties fo:break-before="auto" style:column-width="0.9525cm"/>
    </style:style>
    <style:style style:name="co2" style:family="table-column">
      <style:table-column-properties fo:break-before="auto" style:column-width="1.50283333333333cm"/>
    </style:style>
    <style:style style:name="co3" style:family="table-column">
      <style:table-column-properties fo:break-before="auto" style:column-width="2.26483333333333cm"/>
    </style:style>
    <style:style style:name="co4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32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">
      <style:graphic-properties fo:wrap-option="wrap" fo:padding-top="0.05in" fo:padding-bottom="0.05in" fo:padding-left="0.1in" fo:padding-right="0.1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fo:text-shadow="0in 0.02778in 0pc #6e747a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">
      <style:graphic-properties fo:wrap-option="no-wrap" fo:padding-top="0.05in" fo:padding-bottom="0.05in" fo:padding-left="0.1in" fo:padding-right="0.1in" draw:textarea-vertical-align="top" draw:textarea-horizontal-align="center" draw:fill="solid" draw:fill-color="#e7e6e6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">
      <style:graphic-properties fo:wrap-option="wrap" fo:padding-top="0.05in" fo:padding-bottom="0.05in" fo:padding-left="0.1in" fo:padding-right="0.1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9" table:default-cell-style-name="ce1"/>
        <table:table-column table:style-name="co4" table:number-columns-repeated="16373" table:default-cell-style-name="ce1"/>
        <table:table-row table:style-name="ro1">
          <table:table-cell table:number-columns-repeated="5"/>
          <table:table-cell table:style-name="ce1">
            <draw:custom-shape svg:x="0.50505in" svg:y="0.025in" svg:width="3.51707in" svg:height="0.99537in" draw:z-index="3" draw:id="id2" draw:style-name="a96" draw:name="Rectangle 5">
              <svg:title/>
              <svg:desc/>
              <text:p text:style-name="a95" text:class-names="" text:cond-style-name=""><text:span text:style-name="a94" text:class-names="">HIGH DEFF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78"/>
        </table:table-row>
        <table:table-row table:style-name="ro2">
          <table:table-cell table:number-columns-repeated="5"/>
          <table:table-cell table:style-name="ce1"/>
          <table:table-cell table:style-name="ce2"/>
          <table:table-cell table:number-columns-repeated="3" table:style-name="ce1"/>
          <table:table-cell office:value-type="string" table:style-name="ce1">
            <text:p>$100 plan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1"/>
          <table:table-cell table:style-name="ce1">
            <draw:custom-shape svg:x="0.09198in" svg:y="0.1466in" svg:width="9.44969in" svg:height="7.05247in" draw:z-index="2" draw:id="id1" draw:style-name="a93" draw:name="Scroll: Vertical 4">
              <svg:title/>
              <svg:desc/>
              <text:p text:style-name="a32" text:class-names="" text:cond-style-name=""><text:span text:style-name="a31" text:class-names=""><text:s text:c="54"/>Add Extras to your Plan<text:s text:c="1"/></text:span></text:p>
              <text:p text:style-name="a34" text:class-names="" text:cond-style-name=""><text:span text:style-name="a33" text:class-names=""/></text:p>
              <text:p text:style-name="a36" text:class-names="" text:cond-style-name=""><text:span text:style-name="a35" text:class-names="">$10 month Creating advertisments<text:s text:c="1"/></text:span></text:p>
              <text:p text:style-name="a38" text:class-names="" text:cond-style-name=""><text:span text:style-name="a37" text:class-names=""/></text:p>
              <text:p text:style-name="a40" text:class-names="" text:cond-style-name=""><text:span text:style-name="a39" text:class-names="">$10 Month getting word out there crypto</text:span></text:p>
              <text:p text:style-name="a42" text:class-names="" text:cond-style-name=""><text:span text:style-name="a41" text:class-names=""/></text:p>
              <text:p text:style-name="a44" text:class-names="" text:cond-style-name=""><text:span text:style-name="a43" text:class-names="">$10 Month increase percent per sale</text:span></text:p>
              <text:p text:style-name="a46" text:class-names="" text:cond-style-name=""><text:span text:style-name="a45" text:class-names=""/></text:p>
              <text:p text:style-name="a48" text:class-names="" text:cond-style-name=""><text:span text:style-name="a47" text:class-names="">$10 Month increase amount of clicks per site<text:s text:c="1"/></text:span></text:p>
              <text:p text:style-name="a50" text:class-names="" text:cond-style-name=""><text:span text:style-name="a49" text:class-names=""/></text:p>
              <text:p text:style-name="a52" text:class-names="" text:cond-style-name=""><text:span text:style-name="a51" text:class-names="">$10 Month Another type of crypto</text:span></text:p>
              <text:p text:style-name="a54" text:class-names="" text:cond-style-name=""><text:span text:style-name="a53" text:class-names=""/></text:p>
              <text:p text:style-name="a56" text:class-names="" text:cond-style-name=""><text:span text:style-name="a55" text:class-names="">$10 Month Increase amount of donations + 1 business<text:s text:c="1"/></text:span></text:p>
              <text:p text:style-name="a58" text:class-names="" text:cond-style-name=""><text:span text:style-name="a57" text:class-names=""/></text:p>
              <text:p text:style-name="a60" text:class-names="" text:cond-style-name=""><text:span text:style-name="a59" text:class-names="">$10 Month <text:s text:c="4"/>increase numver of items to sell off other peoples site ( default 50)</text:span></text:p>
              <text:p text:style-name="a62" text:class-names="" text:cond-style-name=""><text:span text:style-name="a61" text:class-names=""/></text:p>
              <text:p text:style-name="a64" text:class-names="" text:cond-style-name=""><text:span text:style-name="a63" text:class-names="">$10 Month to increase number of items you receive income from all items in purchase<text:s text:c="1"/></text:span></text:p>
              <text:p text:style-name="a66" text:class-names="" text:cond-style-name=""><text:span text:style-name="a65" text:class-names=""/></text:p>
              <text:p text:style-name="a68" text:class-names="" text:cond-style-name=""><text:span text:style-name="a67" text:class-names="">$10 Month to increase number of items you receive income from selling item from code</text:span></text:p>
              <text:p text:style-name="a70" text:class-names="" text:cond-style-name=""><text:span text:style-name="a69" text:class-names=""/></text:p>
              <text:p text:style-name="a72" text:class-names="" text:cond-style-name=""><text:span text:style-name="a71" text:class-names="">$20 to select business you want to receive donations from<text:s text:c="1"/></text:span></text:p>
              <text:p text:style-name="a74" text:class-names="" text:cond-style-name=""><text:span text:style-name="a73" text:class-names=""/></text:p>
              <text:p text:style-name="a76" text:class-names="" text:cond-style-name=""><text:span text:style-name="a75" text:class-names="">$20 monthly hub site maintanance</text:span></text:p>
              <text:p text:style-name="a78" text:class-names="" text:cond-style-name=""><text:span text:style-name="a77" text:class-names=""/></text:p>
              <text:p text:style-name="a80" text:class-names="" text:cond-style-name=""><text:span text:style-name="a79" text:class-names="">$50 weekly hub maintanance</text:span></text:p>
              <text:p text:style-name="a82" text:class-names="" text:cond-style-name=""><text:span text:style-name="a81" text:class-names=""/></text:p>
              <text:p text:style-name="a84" text:class-names="" text:cond-style-name=""><text:span text:style-name="a83" text:class-names="">$100 month for videos , files, tips, newletters, 1,000,000 free crypto for 3 months, 2 free above features , advertising</text:span></text:p>
              <text:p text:style-name="a86" text:class-names="" text:cond-style-name=""><text:span text:style-name="a85" text:class-names=""/></text:p>
              <text:p text:style-name="a88" text:class-names="" text:cond-style-name=""><text:span text:style-name="a87" text:class-names="">$10 Month per business to receive payment every month <text:s text:c="1"/></text:span></text:p>
              <text:p text:style-name="a90" text:class-names="" text:cond-style-name=""><text:span text:style-name="a89" text:class-names=""/></text:p>
              <text:p text:style-name="a92" text:class-names="" text:cond-style-name=""><text:span text:style-name="a91" text:class-names="">$10 Month Debit Card for 1% of 10 peoples sales for a year <text:tab/> <text:s text:c="1"/></text:span></text:p>
              <draw:enhanced-geometry xmlns:dr3d="urn:oasis:names:tc:opendocument:xmlns:dr3d:1.0" draw:path-stretchpoint-x="21600" draw:path-stretchpoint-y="21600" draw:type="non-primitive" svg:viewBox="0 0 21600 21600" draw:enhanced-path="S M ?f29 ?f21 A ?f78 ?f79 ?f80 ?f81 ?f29 ?f21 ?f75 ?f77  W ?f82 ?f83 ?f84 ?f85 ?f29 ?f21 ?f75 ?f77 L ?f29 ?f36 A ?f118 ?f119 ?f120 ?f121 ?f29 ?f36 ?f115 ?f117  W ?f122 ?f123 ?f124 ?f125 ?f29 ?f36 ?f115 ?f117 L ?f28 ?f33 ?f28 ?f29 A ?f165 ?f166 ?f167 ?f168 ?f28 ?f29 ?f162 ?f164  W ?f169 ?f170 ?f171 ?f172 ?f28 ?f29 ?f162 ?f164 L ?f35 ?f11 A ?f212 ?f213 ?f214 ?f215 ?f35 ?f11 ?f209 ?f211  W ?f216 ?f217 ?f218 ?f219 ?f35 ?f11 ?f209 ?f211 L ?f32 ?f28 ?f32 ?f36 A ?f255 ?f256 ?f257 ?f258 ?f32 ?f36 ?f252 ?f254  W ?f259 ?f260 ?f261 ?f262 ?f32 ?f36 ?f252 ?f254 Z M ?f31 ?f29 A ?f271 ?f272 ?f273 ?f274 ?f31 ?f29 ?f269 ?f270  W ?f275 ?f276 ?f277 ?f278 ?f31 ?f29 ?f269 ?f270 A ?f301 ?f302 ?f303 ?f304 ?f269 ?f270 ?f298 ?f300  W ?f305 ?f306 ?f307 ?f308 ?f269 ?f270 ?f298 ?f300 Z N S M ?f31 ?f29 A ?f271 ?f272 ?f273 ?f274 ?f31 ?f29 ?f269 ?f270  W ?f275 ?f276 ?f277 ?f278 ?f31 ?f29 ?f269 ?f270 A ?f301 ?f302 ?f303 ?f304 ?f269 ?f270 ?f298 ?f300  W ?f305 ?f306 ?f307 ?f308 ?f269 ?f270 ?f298 ?f300 Z M ?f28 ?f36 A ?f332 ?f333 ?f334 ?f335 ?f28 ?f36 ?f329 ?f331  W ?f336 ?f337 ?f338 ?f339 ?f28 ?f36 ?f329 ?f331 A ?f360 ?f361 ?f362 ?f363 ?f329 ?f331 ?f357 ?f359  W ?f364 ?f365 ?f366 ?f367 ?f329 ?f331 ?f357 ?f359 Z N F M ?f28 ?f33 L ?f28 ?f29 A ?f165 ?f166 ?f167 ?f168 ?f28 ?f29 ?f162 ?f164  W ?f169 ?f170 ?f171 ?f172 ?f28 ?f29 ?f162 ?f164 L ?f35 ?f11 A ?f212 ?f213 ?f214 ?f215 ?f35 ?f11 ?f209 ?f211  W ?f216 ?f217 ?f218 ?f219 ?f35 ?f11 ?f209 ?f211 L ?f32 ?f28 ?f32 ?f36 A ?f255 ?f256 ?f257 ?f258 ?f32 ?f36 ?f252 ?f254  W ?f259 ?f260 ?f261 ?f262 ?f32 ?f36 ?f252 ?f254 L ?f29 ?f21 A ?f376 ?f377 ?f378 ?f379 ?f29 ?f21 ?f373 ?f375  W ?f380 ?f381 ?f382 ?f383 ?f29 ?f21 ?f373 ?f375 Z M ?f34 ?f11 A ?f388 ?f213 ?f389 ?f215 ?f34 ?f11 ?f387 ?f211  W ?f390 ?f217 ?f391 ?f219 ?f34 ?f11 ?f387 ?f211 A ?f400 ?f401 ?f402 ?f403 ?f387 ?f211 ?f398 ?f399  W ?f404 ?f405 ?f406 ?f407 ?f387 ?f211 ?f398 ?f399 L ?f31 ?f29 M ?f32 ?f28 L ?f34 ?f28 M ?f29 ?f33 A ?f416 ?f417 ?f418 ?f419 ?f29 ?f33 ?f414 ?f415  W ?f420 ?f421 ?f422 ?f423 ?f29 ?f33 ?f414 ?f415 L ?f28 ?f36 M ?f29 ?f21 A ?f78 ?f79 ?f80 ?f81 ?f29 ?f21 ?f75 ?f77  W ?f82 ?f83 ?f84 ?f85 ?f29 ?f21 ?f75 ?f77 L ?f28 ?f33 N" draw:text-areas="?f28 ?f28 ?f32 ?f36" draw:glue-points="?f28 ?f26 ?f32 ?f26" draw:glue-point-leaving-directions="-90, -270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0 - 5400000"/>
                <draw:equation draw:name="f13" draw:formula="0 - 10800000"/>
                <draw:equation draw:name="f14" draw:formula="12500"/>
                <draw:equation draw:name="f15" draw:formula="?f8 / 21600"/>
                <draw:equation draw:name="f16" draw:formula="?f7 / 21600"/>
                <draw:equation draw:name="f17" draw:formula="21600 * ?f8"/>
                <draw:equation draw:name="f18" draw:formula="21600 * ?f7"/>
                <draw:equation draw:name="f19" draw:formula="min(?f16, ?f15)"/>
                <draw:equation draw:name="f20" draw:formula="?f17 / ?f9"/>
                <draw:equation draw:name="f21" draw:formula="?f18 / ?f9"/>
                <draw:equation draw:name="f22" draw:formula="?f21 - ?f11"/>
                <draw:equation draw:name="f23" draw:formula="?f20 - ?f11"/>
                <draw:equation draw:name="f24" draw:formula="?f22 / 2"/>
                <draw:equation draw:name="f25" draw:formula="min(?f23, ?f22)"/>
                <draw:equation draw:name="f26" draw:formula="?f11 + ?f24"/>
                <draw:equation draw:name="f27" draw:formula="?f25 * ?f14"/>
                <draw:equation draw:name="f28" draw:formula="?f27 / 100000"/>
                <draw:equation draw:name="f29" draw:formula="?f28 / 2"/>
                <draw:equation draw:name="f30" draw:formula="?f28 / 4"/>
                <draw:equation draw:name="f31" draw:formula="?f28 + ?f28"/>
                <draw:equation draw:name="f32" draw:formula="?f20 - ?f28"/>
                <draw:equation draw:name="f33" draw:formula="?f21 - ?f28"/>
                <draw:equation draw:name="f34" draw:formula="?f28 + ?f29"/>
                <draw:equation draw:name="f35" draw:formula="?f20 - ?f29"/>
                <draw:equation draw:name="f36" draw:formula="?f21 - ?f29"/>
                <draw:equation draw:name="f37" draw:formula="?f29 * ?f19"/>
                <draw:equation draw:name="f38" draw:formula="?f30 * ?f19"/>
                <draw:equation draw:name="f39" draw:formula="21550000 - ?f12"/>
                <draw:equation draw:name="f40" draw:formula="if(?f39, ?f12, 21550000)"/>
                <draw:equation draw:name="f41" draw:formula="-21550000 - ?f40"/>
                <draw:equation draw:name="f42" draw:formula="if(?f41, -21550000, ?f40)"/>
                <draw:equation draw:name="f43" draw:formula="?f2 + ?f42"/>
                <draw:equation draw:name="f44" draw:formula="?f2 + ?f2"/>
                <draw:equation draw:name="f45" draw:formula="?f44 * ?f10 / ?f1"/>
                <draw:equation draw:name="f46" draw:formula="0 - ?f45"/>
                <draw:equation draw:name="f47" draw:formula="cos(?f46)"/>
                <draw:equation draw:name="f48" draw:formula="0 - ?f47"/>
                <draw:equation draw:name="f49" draw:formula="?f48 * ?f37"/>
                <draw:equation draw:name="f50" draw:formula="sin(?f46)"/>
                <draw:equation draw:name="f51" draw:formula="0 - ?f50"/>
                <draw:equation draw:name="f52" draw:formula="?f51 * ?f37"/>
                <draw:equation draw:name="f53" draw:formula="sqrt(?f49 * ?f49 + ?f52 * ?f52 + 0 * 0)"/>
                <draw:equation draw:name="f54" draw:formula="?f37 * ?f37 / ?f53"/>
                <draw:equation draw:name="f55" draw:formula="?f51 * ?f54"/>
                <draw:equation draw:name="f56" draw:formula="?f29 - ?f55"/>
                <draw:equation draw:name="f57" draw:formula="?f48 * ?f54"/>
                <draw:equation draw:name="f58" draw:formula="?f21 - ?f57"/>
                <draw:equation draw:name="f59" draw:formula="?f56 - ?f37"/>
                <draw:equation draw:name="f60" draw:formula="?f58 - ?f37"/>
                <draw:equation draw:name="f61" draw:formula="?f56 + ?f37"/>
                <draw:equation draw:name="f62" draw:formula="?f58 + ?f37"/>
                <draw:equation draw:name="f63" draw:formula="?f43 + ?f2"/>
                <draw:equation draw:name="f64" draw:formula="?f63 * ?f10 / ?f1"/>
                <draw:equation draw:name="f65" draw:formula="0 - ?f64"/>
                <draw:equation draw:name="f66" draw:formula="cos(?f65)"/>
                <draw:equation draw:name="f67" draw:formula="0 - ?f66"/>
                <draw:equation draw:name="f68" draw:formula="?f67 * ?f37"/>
                <draw:equation draw:name="f69" draw:formula="sin(?f65)"/>
                <draw:equation draw:name="f70" draw:formula="0 - ?f69"/>
                <draw:equation draw:name="f71" draw:formula="?f70 * ?f37"/>
                <draw:equation draw:name="f72" draw:formula="sqrt(?f68 * ?f68 + ?f71 * ?f71 + 0 * 0)"/>
                <draw:equation draw:name="f73" draw:formula="?f37 * ?f37 / ?f72"/>
                <draw:equation draw:name="f74" draw:formula="?f70 * ?f73"/>
                <draw:equation draw:name="f75" draw:formula="?f56 + ?f74"/>
                <draw:equation draw:name="f76" draw:formula="?f67 * ?f73"/>
                <draw:equation draw:name="f77" draw:formula="?f58 + ?f76"/>
                <draw:equation draw:name="f78" draw:formula="if(?f42, ?f29, ?f59)"/>
                <draw:equation draw:name="f79" draw:formula="if(?f42, ?f21, ?f60)"/>
                <draw:equation draw:name="f80" draw:formula="if(?f42, ?f29, ?f61)"/>
                <draw:equation draw:name="f81" draw:formula="if(?f42, ?f21, ?f62)"/>
                <draw:equation draw:name="f82" draw:formula="if(?f42, ?f59, ?f75)"/>
                <draw:equation draw:name="f83" draw:formula="if(?f42, ?f60, ?f77)"/>
                <draw:equation draw:name="f84" draw:formula="if(?f42, ?f61, ?f75)"/>
                <draw:equation draw:name="f85" draw:formula="if(?f42, ?f62, ?f77)"/>
                <draw:equation draw:name="f86" draw:formula="21550000 - ?f13"/>
                <draw:equation draw:name="f87" draw:formula="if(?f86, ?f13, 21550000)"/>
                <draw:equation draw:name="f88" draw:formula="-21550000 - ?f87"/>
                <draw:equation draw:name="f89" draw:formula="if(?f88, -21550000, ?f87)"/>
                <draw:equation draw:name="f90" draw:formula="?f2 + ?f89"/>
                <draw:equation draw:name="f91" draw:formula="?f48 * ?f38"/>
                <draw:equation draw:name="f92" draw:formula="?f51 * ?f38"/>
                <draw:equation draw:name="f93" draw:formula="sqrt(?f91 * ?f91 + ?f92 * ?f92 + 0 * 0)"/>
                <draw:equation draw:name="f94" draw:formula="?f38 * ?f38 / ?f93"/>
                <draw:equation draw:name="f95" draw:formula="?f51 * ?f94"/>
                <draw:equation draw:name="f96" draw:formula="?f29 - ?f95"/>
                <draw:equation draw:name="f97" draw:formula="?f48 * ?f94"/>
                <draw:equation draw:name="f98" draw:formula="?f36 - ?f97"/>
                <draw:equation draw:name="f99" draw:formula="?f96 - ?f38"/>
                <draw:equation draw:name="f100" draw:formula="?f98 - ?f38"/>
                <draw:equation draw:name="f101" draw:formula="?f96 + ?f38"/>
                <draw:equation draw:name="f102" draw:formula="?f98 + ?f38"/>
                <draw:equation draw:name="f103" draw:formula="?f90 + ?f2"/>
                <draw:equation draw:name="f104" draw:formula="?f103 * ?f10 / ?f1"/>
                <draw:equation draw:name="f105" draw:formula="0 - ?f104"/>
                <draw:equation draw:name="f106" draw:formula="cos(?f105)"/>
                <draw:equation draw:name="f107" draw:formula="0 - ?f106"/>
                <draw:equation draw:name="f108" draw:formula="?f107 * ?f38"/>
                <draw:equation draw:name="f109" draw:formula="sin(?f105)"/>
                <draw:equation draw:name="f110" draw:formula="0 - ?f109"/>
                <draw:equation draw:name="f111" draw:formula="?f110 * ?f38"/>
                <draw:equation draw:name="f112" draw:formula="sqrt(?f108 * ?f108 + ?f111 * ?f111 + 0 * 0)"/>
                <draw:equation draw:name="f113" draw:formula="?f38 * ?f38 / ?f112"/>
                <draw:equation draw:name="f114" draw:formula="?f110 * ?f113"/>
                <draw:equation draw:name="f115" draw:formula="?f96 + ?f114"/>
                <draw:equation draw:name="f116" draw:formula="?f107 * ?f113"/>
                <draw:equation draw:name="f117" draw:formula="?f98 + ?f116"/>
                <draw:equation draw:name="f118" draw:formula="if(?f89, ?f29, ?f99)"/>
                <draw:equation draw:name="f119" draw:formula="if(?f89, ?f36, ?f100)"/>
                <draw:equation draw:name="f120" draw:formula="if(?f89, ?f29, ?f101)"/>
                <draw:equation draw:name="f121" draw:formula="if(?f89, ?f36, ?f102)"/>
                <draw:equation draw:name="f122" draw:formula="if(?f89, ?f99, ?f115)"/>
                <draw:equation draw:name="f123" draw:formula="if(?f89, ?f100, ?f117)"/>
                <draw:equation draw:name="f124" draw:formula="if(?f89, ?f101, ?f115)"/>
                <draw:equation draw:name="f125" draw:formula="if(?f89, ?f102, ?f117)"/>
                <draw:equation draw:name="f126" draw:formula="21550000 - ?f2"/>
                <draw:equation draw:name="f127" draw:formula="if(?f126, ?f2, 21550000)"/>
                <draw:equation draw:name="f128" draw:formula="-21550000 - ?f127"/>
                <draw:equation draw:name="f129" draw:formula="if(?f128, -21550000, ?f127)"/>
                <draw:equation draw:name="f130" draw:formula="?f1 + ?f129"/>
                <draw:equation draw:name="f131" draw:formula="?f1 + ?f2"/>
                <draw:equation draw:name="f132" draw:formula="?f131 * ?f10 / ?f1"/>
                <draw:equation draw:name="f133" draw:formula="0 - ?f132"/>
                <draw:equation draw:name="f134" draw:formula="cos(?f133)"/>
                <draw:equation draw:name="f135" draw:formula="0 - ?f134"/>
                <draw:equation draw:name="f136" draw:formula="?f135 * ?f37"/>
                <draw:equation draw:name="f137" draw:formula="sin(?f133)"/>
                <draw:equation draw:name="f138" draw:formula="0 - ?f137"/>
                <draw:equation draw:name="f139" draw:formula="?f138 * ?f37"/>
                <draw:equation draw:name="f140" draw:formula="sqrt(?f136 * ?f136 + ?f139 * ?f139 + 0 * 0)"/>
                <draw:equation draw:name="f141" draw:formula="?f37 * ?f37 / ?f140"/>
                <draw:equation draw:name="f142" draw:formula="?f138 * ?f141"/>
                <draw:equation draw:name="f143" draw:formula="?f28 - ?f142"/>
                <draw:equation draw:name="f144" draw:formula="?f135 * ?f141"/>
                <draw:equation draw:name="f145" draw:formula="?f29 - ?f144"/>
                <draw:equation draw:name="f146" draw:formula="?f143 - ?f37"/>
                <draw:equation draw:name="f147" draw:formula="?f145 - ?f37"/>
                <draw:equation draw:name="f148" draw:formula="?f143 + ?f37"/>
                <draw:equation draw:name="f149" draw:formula="?f145 + ?f37"/>
                <draw:equation draw:name="f150" draw:formula="?f130 + ?f2"/>
                <draw:equation draw:name="f151" draw:formula="?f150 * ?f10 / ?f1"/>
                <draw:equation draw:name="f152" draw:formula="0 - ?f151"/>
                <draw:equation draw:name="f153" draw:formula="cos(?f152)"/>
                <draw:equation draw:name="f154" draw:formula="0 - ?f153"/>
                <draw:equation draw:name="f155" draw:formula="?f154 * ?f37"/>
                <draw:equation draw:name="f156" draw:formula="sin(?f152)"/>
                <draw:equation draw:name="f157" draw:formula="0 - ?f156"/>
                <draw:equation draw:name="f158" draw:formula="?f157 * ?f37"/>
                <draw:equation draw:name="f159" draw:formula="sqrt(?f155 * ?f155 + ?f158 * ?f158 + 0 * 0)"/>
                <draw:equation draw:name="f160" draw:formula="?f37 * ?f37 / ?f159"/>
                <draw:equation draw:name="f161" draw:formula="?f157 * ?f160"/>
                <draw:equation draw:name="f162" draw:formula="?f143 + ?f161"/>
                <draw:equation draw:name="f163" draw:formula="?f154 * ?f160"/>
                <draw:equation draw:name="f164" draw:formula="?f145 + ?f163"/>
                <draw:equation draw:name="f165" draw:formula="if(?f129, ?f28, ?f146)"/>
                <draw:equation draw:name="f166" draw:formula="if(?f129, ?f29, ?f147)"/>
                <draw:equation draw:name="f167" draw:formula="if(?f129, ?f28, ?f148)"/>
                <draw:equation draw:name="f168" draw:formula="if(?f129, ?f29, ?f149)"/>
                <draw:equation draw:name="f169" draw:formula="if(?f129, ?f146, ?f162)"/>
                <draw:equation draw:name="f170" draw:formula="if(?f129, ?f147, ?f164)"/>
                <draw:equation draw:name="f171" draw:formula="if(?f129, ?f148, ?f162)"/>
                <draw:equation draw:name="f172" draw:formula="if(?f129, ?f149, ?f164)"/>
                <draw:equation draw:name="f173" draw:formula="21550000 - ?f1"/>
                <draw:equation draw:name="f174" draw:formula="if(?f173, ?f1, 21550000)"/>
                <draw:equation draw:name="f175" draw:formula="-21550000 - ?f174"/>
                <draw:equation draw:name="f176" draw:formula="if(?f175, -21550000, ?f174)"/>
                <draw:equation draw:name="f177" draw:formula="?f0 + ?f176"/>
                <draw:equation draw:name="f178" draw:formula="?f0 + ?f2"/>
                <draw:equation draw:name="f179" draw:formula="?f178 * ?f10 / ?f1"/>
                <draw:equation draw:name="f180" draw:formula="0 - ?f179"/>
                <draw:equation draw:name="f181" draw:formula="cos(?f180)"/>
                <draw:equation draw:name="f182" draw:formula="0 - ?f181"/>
                <draw:equation draw:name="f183" draw:formula="?f182 * ?f37"/>
                <draw:equation draw:name="f184" draw:formula="sin(?f180)"/>
                <draw:equation draw:name="f185" draw:formula="0 - ?f184"/>
                <draw:equation draw:name="f186" draw:formula="?f185 * ?f37"/>
                <draw:equation draw:name="f187" draw:formula="sqrt(?f183 * ?f183 + ?f186 * ?f186 + 0 * 0)"/>
                <draw:equation draw:name="f188" draw:formula="?f37 * ?f37 / ?f187"/>
                <draw:equation draw:name="f189" draw:formula="?f185 * ?f188"/>
                <draw:equation draw:name="f190" draw:formula="?f35 - ?f189"/>
                <draw:equation draw:name="f191" draw:formula="?f182 * ?f188"/>
                <draw:equation draw:name="f192" draw:formula="?f11 - ?f191"/>
                <draw:equation draw:name="f193" draw:formula="?f190 - ?f37"/>
                <draw:equation draw:name="f194" draw:formula="?f192 - ?f37"/>
                <draw:equation draw:name="f195" draw:formula="?f190 + ?f37"/>
                <draw:equation draw:name="f196" draw:formula="?f192 + ?f37"/>
                <draw:equation draw:name="f197" draw:formula="?f177 + ?f2"/>
                <draw:equation draw:name="f198" draw:formula="?f197 * ?f10 / ?f1"/>
                <draw:equation draw:name="f199" draw:formula="0 - ?f198"/>
                <draw:equation draw:name="f200" draw:formula="cos(?f199)"/>
                <draw:equation draw:name="f201" draw:formula="0 - ?f200"/>
                <draw:equation draw:name="f202" draw:formula="?f201 * ?f37"/>
                <draw:equation draw:name="f203" draw:formula="sin(?f199)"/>
                <draw:equation draw:name="f204" draw:formula="0 - ?f203"/>
                <draw:equation draw:name="f205" draw:formula="?f204 * ?f37"/>
                <draw:equation draw:name="f206" draw:formula="sqrt(?f202 * ?f202 + ?f205 * ?f205 + 0 * 0)"/>
                <draw:equation draw:name="f207" draw:formula="?f37 * ?f37 / ?f206"/>
                <draw:equation draw:name="f208" draw:formula="?f204 * ?f207"/>
                <draw:equation draw:name="f209" draw:formula="?f190 + ?f208"/>
                <draw:equation draw:name="f210" draw:formula="?f201 * ?f207"/>
                <draw:equation draw:name="f211" draw:formula="?f192 + ?f210"/>
                <draw:equation draw:name="f212" draw:formula="if(?f176, ?f35, ?f193)"/>
                <draw:equation draw:name="f213" draw:formula="if(?f176, ?f11, ?f194)"/>
                <draw:equation draw:name="f214" draw:formula="if(?f176, ?f35, ?f195)"/>
                <draw:equation draw:name="f215" draw:formula="if(?f176, ?f11, ?f196)"/>
                <draw:equation draw:name="f216" draw:formula="if(?f176, ?f193, ?f209)"/>
                <draw:equation draw:name="f217" draw:formula="if(?f176, ?f194, ?f211)"/>
                <draw:equation draw:name="f218" draw:formula="if(?f176, ?f195, ?f209)"/>
                <draw:equation draw:name="f219" draw:formula="if(?f176, ?f196, ?f211)"/>
                <draw:equation draw:name="f220" draw:formula="?f11 + ?f129"/>
                <draw:equation draw:name="f221" draw:formula="?f11 + ?f2"/>
                <draw:equation draw:name="f222" draw:formula="?f221 * ?f10 / ?f1"/>
                <draw:equation draw:name="f223" draw:formula="0 - ?f222"/>
                <draw:equation draw:name="f224" draw:formula="cos(?f223)"/>
                <draw:equation draw:name="f225" draw:formula="0 - ?f224"/>
                <draw:equation draw:name="f226" draw:formula="?f225 * ?f37"/>
                <draw:equation draw:name="f227" draw:formula="sin(?f223)"/>
                <draw:equation draw:name="f228" draw:formula="0 - ?f227"/>
                <draw:equation draw:name="f229" draw:formula="?f228 * ?f37"/>
                <draw:equation draw:name="f230" draw:formula="sqrt(?f226 * ?f226 + ?f229 * ?f229 + 0 * 0)"/>
                <draw:equation draw:name="f231" draw:formula="?f37 * ?f37 / ?f230"/>
                <draw:equation draw:name="f232" draw:formula="?f228 * ?f231"/>
                <draw:equation draw:name="f233" draw:formula="?f32 - ?f232"/>
                <draw:equation draw:name="f234" draw:formula="?f225 * ?f231"/>
                <draw:equation draw:name="f235" draw:formula="?f36 - ?f234"/>
                <draw:equation draw:name="f236" draw:formula="?f233 - ?f37"/>
                <draw:equation draw:name="f237" draw:formula="?f235 - ?f37"/>
                <draw:equation draw:name="f238" draw:formula="?f233 + ?f37"/>
                <draw:equation draw:name="f239" draw:formula="?f235 + ?f37"/>
                <draw:equation draw:name="f240" draw:formula="?f220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37"/>
                <draw:equation draw:name="f246" draw:formula="sin(?f242)"/>
                <draw:equation draw:name="f247" draw:formula="0 - ?f246"/>
                <draw:equation draw:name="f248" draw:formula="?f247 * ?f37"/>
                <draw:equation draw:name="f249" draw:formula="sqrt(?f245 * ?f245 + ?f248 * ?f248 + 0 * 0)"/>
                <draw:equation draw:name="f250" draw:formula="?f37 * ?f37 / ?f249"/>
                <draw:equation draw:name="f251" draw:formula="?f247 * ?f250"/>
                <draw:equation draw:name="f252" draw:formula="?f233 + ?f251"/>
                <draw:equation draw:name="f253" draw:formula="?f244 * ?f250"/>
                <draw:equation draw:name="f254" draw:formula="?f235 + ?f253"/>
                <draw:equation draw:name="f255" draw:formula="if(?f129, ?f32, ?f236)"/>
                <draw:equation draw:name="f256" draw:formula="if(?f129, ?f36, ?f237)"/>
                <draw:equation draw:name="f257" draw:formula="if(?f129, ?f32, ?f238)"/>
                <draw:equation draw:name="f258" draw:formula="if(?f129, ?f36, ?f239)"/>
                <draw:equation draw:name="f259" draw:formula="if(?f129, ?f236, ?f252)"/>
                <draw:equation draw:name="f260" draw:formula="if(?f129, ?f237, ?f254)"/>
                <draw:equation draw:name="f261" draw:formula="if(?f129, ?f238, ?f252)"/>
                <draw:equation draw:name="f262" draw:formula="if(?f129, ?f239, ?f254)"/>
                <draw:equation draw:name="f263" draw:formula="?f31 - ?f232"/>
                <draw:equation draw:name="f264" draw:formula="?f29 - ?f234"/>
                <draw:equation draw:name="f265" draw:formula="?f263 - ?f37"/>
                <draw:equation draw:name="f266" draw:formula="?f264 - ?f37"/>
                <draw:equation draw:name="f267" draw:formula="?f263 + ?f37"/>
                <draw:equation draw:name="f268" draw:formula="?f264 + ?f37"/>
                <draw:equation draw:name="f269" draw:formula="?f263 + ?f251"/>
                <draw:equation draw:name="f270" draw:formula="?f264 + ?f253"/>
                <draw:equation draw:name="f271" draw:formula="if(?f129, ?f31, ?f265)"/>
                <draw:equation draw:name="f272" draw:formula="if(?f129, ?f29, ?f266)"/>
                <draw:equation draw:name="f273" draw:formula="if(?f129, ?f31, ?f267)"/>
                <draw:equation draw:name="f274" draw:formula="if(?f129, ?f29, ?f268)"/>
                <draw:equation draw:name="f275" draw:formula="if(?f129, ?f265, ?f269)"/>
                <draw:equation draw:name="f276" draw:formula="if(?f129, ?f266, ?f270)"/>
                <draw:equation draw:name="f277" draw:formula="if(?f129, ?f267, ?f269)"/>
                <draw:equation draw:name="f278" draw:formula="if(?f129, ?f268, ?f270)"/>
                <draw:equation draw:name="f279" draw:formula="?f2 + ?f176"/>
                <draw:equation draw:name="f280" draw:formula="?f269 - ?f95"/>
                <draw:equation draw:name="f281" draw:formula="?f270 - ?f97"/>
                <draw:equation draw:name="f282" draw:formula="?f280 - ?f38"/>
                <draw:equation draw:name="f283" draw:formula="?f281 - ?f38"/>
                <draw:equation draw:name="f284" draw:formula="?f280 + ?f38"/>
                <draw:equation draw:name="f285" draw:formula="?f281 + ?f38"/>
                <draw:equation draw:name="f286" draw:formula="?f279 + ?f2"/>
                <draw:equation draw:name="f287" draw:formula="?f286 * ?f10 / ?f1"/>
                <draw:equation draw:name="f288" draw:formula="0 - ?f287"/>
                <draw:equation draw:name="f289" draw:formula="cos(?f288)"/>
                <draw:equation draw:name="f290" draw:formula="0 - ?f289"/>
                <draw:equation draw:name="f291" draw:formula="?f290 * ?f38"/>
                <draw:equation draw:name="f292" draw:formula="sin(?f288)"/>
                <draw:equation draw:name="f293" draw:formula="0 - ?f292"/>
                <draw:equation draw:name="f294" draw:formula="?f293 * ?f38"/>
                <draw:equation draw:name="f295" draw:formula="sqrt(?f291 * ?f291 + ?f294 * ?f294 + 0 * 0)"/>
                <draw:equation draw:name="f296" draw:formula="?f38 * ?f38 / ?f295"/>
                <draw:equation draw:name="f297" draw:formula="?f293 * ?f296"/>
                <draw:equation draw:name="f298" draw:formula="?f280 + ?f297"/>
                <draw:equation draw:name="f299" draw:formula="?f290 * ?f296"/>
                <draw:equation draw:name="f300" draw:formula="?f281 + ?f299"/>
                <draw:equation draw:name="f301" draw:formula="if(?f176, ?f269, ?f282)"/>
                <draw:equation draw:name="f302" draw:formula="if(?f176, ?f270, ?f283)"/>
                <draw:equation draw:name="f303" draw:formula="if(?f176, ?f269, ?f284)"/>
                <draw:equation draw:name="f304" draw:formula="if(?f176, ?f270, ?f285)"/>
                <draw:equation draw:name="f305" draw:formula="if(?f176, ?f282, ?f298)"/>
                <draw:equation draw:name="f306" draw:formula="if(?f176, ?f283, ?f300)"/>
                <draw:equation draw:name="f307" draw:formula="if(?f176, ?f284, ?f298)"/>
                <draw:equation draw:name="f308" draw:formula="if(?f176, ?f285, ?f300)"/>
                <draw:equation draw:name="f309" draw:formula="21550000 - ?f0"/>
                <draw:equation draw:name="f310" draw:formula="if(?f309, ?f0, 21550000)"/>
                <draw:equation draw:name="f311" draw:formula="-21550000 - ?f310"/>
                <draw:equation draw:name="f312" draw:formula="if(?f311, -21550000, ?f310)"/>
                <draw:equation draw:name="f313" draw:formula="?f11 + ?f312"/>
                <draw:equation draw:name="f314" draw:formula="?f28 - ?f232"/>
                <draw:equation draw:name="f315" draw:formula="?f314 - ?f37"/>
                <draw:equation draw:name="f316" draw:formula="?f314 + ?f37"/>
                <draw:equation draw:name="f317" draw:formula="?f313 + ?f2"/>
                <draw:equation draw:name="f318" draw:formula="?f317 * ?f10 / ?f1"/>
                <draw:equation draw:name="f319" draw:formula="0 - ?f318"/>
                <draw:equation draw:name="f320" draw:formula="cos(?f319)"/>
                <draw:equation draw:name="f321" draw:formula="0 - ?f320"/>
                <draw:equation draw:name="f322" draw:formula="?f321 * ?f37"/>
                <draw:equation draw:name="f323" draw:formula="sin(?f319)"/>
                <draw:equation draw:name="f324" draw:formula="0 - ?f323"/>
                <draw:equation draw:name="f325" draw:formula="?f324 * ?f37"/>
                <draw:equation draw:name="f326" draw:formula="sqrt(?f322 * ?f322 + ?f325 * ?f325 + 0 * 0)"/>
                <draw:equation draw:name="f327" draw:formula="?f37 * ?f37 / ?f326"/>
                <draw:equation draw:name="f328" draw:formula="?f324 * ?f327"/>
                <draw:equation draw:name="f329" draw:formula="?f314 + ?f328"/>
                <draw:equation draw:name="f330" draw:formula="?f321 * ?f327"/>
                <draw:equation draw:name="f331" draw:formula="?f235 + ?f330"/>
                <draw:equation draw:name="f332" draw:formula="if(?f312, ?f28, ?f315)"/>
                <draw:equation draw:name="f333" draw:formula="if(?f312, ?f36, ?f237)"/>
                <draw:equation draw:name="f334" draw:formula="if(?f312, ?f28, ?f316)"/>
                <draw:equation draw:name="f335" draw:formula="if(?f312, ?f36, ?f239)"/>
                <draw:equation draw:name="f336" draw:formula="if(?f312, ?f315, ?f329)"/>
                <draw:equation draw:name="f337" draw:formula="if(?f312, ?f237, ?f331)"/>
                <draw:equation draw:name="f338" draw:formula="if(?f312, ?f316, ?f329)"/>
                <draw:equation draw:name="f339" draw:formula="if(?f312, ?f239, ?f331)"/>
                <draw:equation draw:name="f340" draw:formula="?f182 * ?f38"/>
                <draw:equation draw:name="f341" draw:formula="?f185 * ?f38"/>
                <draw:equation draw:name="f342" draw:formula="sqrt(?f340 * ?f340 + ?f341 * ?f341 + 0 * 0)"/>
                <draw:equation draw:name="f343" draw:formula="?f38 * ?f38 / ?f342"/>
                <draw:equation draw:name="f344" draw:formula="?f185 * ?f343"/>
                <draw:equation draw:name="f345" draw:formula="?f329 - ?f344"/>
                <draw:equation draw:name="f346" draw:formula="?f182 * ?f343"/>
                <draw:equation draw:name="f347" draw:formula="?f331 - ?f346"/>
                <draw:equation draw:name="f348" draw:formula="?f345 - ?f38"/>
                <draw:equation draw:name="f349" draw:formula="?f347 - ?f38"/>
                <draw:equation draw:name="f350" draw:formula="?f345 + ?f38"/>
                <draw:equation draw:name="f351" draw:formula="?f347 + ?f38"/>
                <draw:equation draw:name="f352" draw:formula="?f201 * ?f38"/>
                <draw:equation draw:name="f353" draw:formula="?f204 * ?f38"/>
                <draw:equation draw:name="f354" draw:formula="sqrt(?f352 * ?f352 + ?f353 * ?f353 + 0 * 0)"/>
                <draw:equation draw:name="f355" draw:formula="?f38 * ?f38 / ?f354"/>
                <draw:equation draw:name="f356" draw:formula="?f204 * ?f355"/>
                <draw:equation draw:name="f357" draw:formula="?f345 + ?f356"/>
                <draw:equation draw:name="f358" draw:formula="?f201 * ?f355"/>
                <draw:equation draw:name="f359" draw:formula="?f347 + ?f358"/>
                <draw:equation draw:name="f360" draw:formula="if(?f176, ?f329, ?f348)"/>
                <draw:equation draw:name="f361" draw:formula="if(?f176, ?f331, ?f349)"/>
                <draw:equation draw:name="f362" draw:formula="if(?f176, ?f329, ?f350)"/>
                <draw:equation draw:name="f363" draw:formula="if(?f176, ?f331, ?f351)"/>
                <draw:equation draw:name="f364" draw:formula="if(?f176, ?f348, ?f357)"/>
                <draw:equation draw:name="f365" draw:formula="if(?f176, ?f349, ?f359)"/>
                <draw:equation draw:name="f366" draw:formula="if(?f176, ?f350, ?f357)"/>
                <draw:equation draw:name="f367" draw:formula="if(?f176, ?f351, ?f359)"/>
                <draw:equation draw:name="f368" draw:formula="?f290 * ?f37"/>
                <draw:equation draw:name="f369" draw:formula="?f293 * ?f37"/>
                <draw:equation draw:name="f370" draw:formula="sqrt(?f368 * ?f368 + ?f369 * ?f369 + 0 * 0)"/>
                <draw:equation draw:name="f371" draw:formula="?f37 * ?f37 / ?f370"/>
                <draw:equation draw:name="f372" draw:formula="?f293 * ?f371"/>
                <draw:equation draw:name="f373" draw:formula="?f56 + ?f372"/>
                <draw:equation draw:name="f374" draw:formula="?f290 * ?f371"/>
                <draw:equation draw:name="f375" draw:formula="?f58 + ?f374"/>
                <draw:equation draw:name="f376" draw:formula="if(?f176, ?f29, ?f59)"/>
                <draw:equation draw:name="f377" draw:formula="if(?f176, ?f21, ?f60)"/>
                <draw:equation draw:name="f378" draw:formula="if(?f176, ?f29, ?f61)"/>
                <draw:equation draw:name="f379" draw:formula="if(?f176, ?f21, ?f62)"/>
                <draw:equation draw:name="f380" draw:formula="if(?f176, ?f59, ?f373)"/>
                <draw:equation draw:name="f381" draw:formula="if(?f176, ?f60, ?f375)"/>
                <draw:equation draw:name="f382" draw:formula="if(?f176, ?f61, ?f373)"/>
                <draw:equation draw:name="f383" draw:formula="if(?f176, ?f62, ?f375)"/>
                <draw:equation draw:name="f384" draw:formula="?f34 - ?f189"/>
                <draw:equation draw:name="f385" draw:formula="?f384 - ?f37"/>
                <draw:equation draw:name="f386" draw:formula="?f384 + ?f37"/>
                <draw:equation draw:name="f387" draw:formula="?f384 + ?f208"/>
                <draw:equation draw:name="f388" draw:formula="if(?f176, ?f34, ?f385)"/>
                <draw:equation draw:name="f389" draw:formula="if(?f176, ?f34, ?f386)"/>
                <draw:equation draw:name="f390" draw:formula="if(?f176, ?f385, ?f387)"/>
                <draw:equation draw:name="f391" draw:formula="if(?f176, ?f386, ?f387)"/>
                <draw:equation draw:name="f392" draw:formula="?f387 - ?f95"/>
                <draw:equation draw:name="f393" draw:formula="?f211 - ?f97"/>
                <draw:equation draw:name="f394" draw:formula="?f392 - ?f38"/>
                <draw:equation draw:name="f395" draw:formula="?f393 - ?f38"/>
                <draw:equation draw:name="f396" draw:formula="?f392 + ?f38"/>
                <draw:equation draw:name="f397" draw:formula="?f393 + ?f38"/>
                <draw:equation draw:name="f398" draw:formula="?f392 + ?f297"/>
                <draw:equation draw:name="f399" draw:formula="?f393 + ?f299"/>
                <draw:equation draw:name="f400" draw:formula="if(?f176, ?f387, ?f394)"/>
                <draw:equation draw:name="f401" draw:formula="if(?f176, ?f211, ?f395)"/>
                <draw:equation draw:name="f402" draw:formula="if(?f176, ?f387, ?f396)"/>
                <draw:equation draw:name="f403" draw:formula="if(?f176, ?f211, ?f397)"/>
                <draw:equation draw:name="f404" draw:formula="if(?f176, ?f394, ?f398)"/>
                <draw:equation draw:name="f405" draw:formula="if(?f176, ?f395, ?f399)"/>
                <draw:equation draw:name="f406" draw:formula="if(?f176, ?f396, ?f398)"/>
                <draw:equation draw:name="f407" draw:formula="if(?f176, ?f397, ?f399)"/>
                <draw:equation draw:name="f408" draw:formula="?f29 - ?f344"/>
                <draw:equation draw:name="f409" draw:formula="?f33 - ?f346"/>
                <draw:equation draw:name="f410" draw:formula="?f408 - ?f38"/>
                <draw:equation draw:name="f411" draw:formula="?f409 - ?f38"/>
                <draw:equation draw:name="f412" draw:formula="?f408 + ?f38"/>
                <draw:equation draw:name="f413" draw:formula="?f409 + ?f38"/>
                <draw:equation draw:name="f414" draw:formula="?f408 + ?f356"/>
                <draw:equation draw:name="f415" draw:formula="?f409 + ?f358"/>
                <draw:equation draw:name="f416" draw:formula="if(?f176, ?f29, ?f410)"/>
                <draw:equation draw:name="f417" draw:formula="if(?f176, ?f33, ?f411)"/>
                <draw:equation draw:name="f418" draw:formula="if(?f176, ?f29, ?f412)"/>
                <draw:equation draw:name="f419" draw:formula="if(?f176, ?f33, ?f413)"/>
                <draw:equation draw:name="f420" draw:formula="if(?f176, ?f410, ?f414)"/>
                <draw:equation draw:name="f421" draw:formula="if(?f176, ?f411, ?f415)"/>
                <draw:equation draw:name="f422" draw:formula="if(?f176, ?f412, ?f414)"/>
                <draw:equation draw:name="f423" draw:formula="if(?f176, ?f413, ?f415)"/>
              </draw:enhanced-geometry>
            </draw:custom-shape>
          </table:table-cell>
          <table:table-cell table:number-columns-repeated="16377" table:style-name="ce1"/>
        </table:table-row>
        <table:table-row table:style-name="ro1">
          <table:table-cell table:style-name="ce1">
            <draw:custom-shape svg:x="0in" svg:y="0.01636in" svg:width="7.25216in" svg:height="7.04043in" draw:z-index="1" draw:id="id0" draw:style-name="a30" draw:name="Scroll: Vertical 2">
              <svg:title/>
              <svg:desc/>
              <text:p text:style-name="a1" text:class-names="" text:cond-style-name=""><text:span text:style-name="a0" text:class-names=""><text:s text:c="36"/>Breakdown</text:span></text:p>
              <text:p text:style-name="a3" text:class-names="" text:cond-style-name=""><text:span text:style-name="a2" text:class-names=""/></text:p>
              <text:p text:style-name="a5" text:class-names="" text:cond-style-name=""><text:span text:style-name="a4" text:class-names="">$10 month people who click package <text:s text:c="1"/></text:span></text:p>
              <text:p text:style-name="a7" text:class-names="" text:cond-style-name=""><text:span text:style-name="a6" text:class-names=""/></text:p>
              <text:p text:style-name="a9" text:class-names="" text:cond-style-name=""><text:span text:style-name="a8" text:class-names="">$10 month to receive donations mandatory <text:s text:c="7"/></text:span></text:p>
              <text:p text:style-name="a11" text:class-names="" text:cond-style-name=""><text:span text:style-name="a10" text:class-names=""><text:s text:c="2"/></text:span></text:p>
              <text:p text:style-name="a13" text:class-names="" text:cond-style-name=""><text:span text:style-name="a12" text:class-names="">$10 month to build website hub and ads income<text:s text:c="1"/></text:span></text:p>
              <text:p text:style-name="a15" text:class-names="" text:cond-style-name=""><text:span text:style-name="a14" text:class-names=""/></text:p>
              <text:p text:style-name="a17" text:class-names="" text:cond-style-name=""><text:span text:style-name="a16" text:class-names="">$10 to get first 100,000 crypto<text:s text:c="1"/></text:span></text:p>
              <text:p text:style-name="a19" text:class-names="" text:cond-style-name=""><text:span text:style-name="a18" text:class-names=""/></text:p>
              <text:p text:style-name="a21" text:class-names="" text:cond-style-name=""><text:span text:style-name="a20" text:class-names="">$20 towards first 20 clicks on site ( get paid back for every click with item or crypto purchase)</text:span></text:p>
              <text:p text:style-name="a23" text:class-names="" text:cond-style-name=""><text:span text:style-name="a22" text:class-names=""/></text:p>
              <text:p text:style-name="a25" text:class-names="" text:cond-style-name=""><text:span text:style-name="a24" text:class-names="">$20 towards receiving income from other business ( % of sales)</text:span></text:p>
              <text:p text:style-name="a27" text:class-names="" text:cond-style-name=""><text:span text:style-name="a26" text:class-names=""/></text:p>
              <text:p text:style-name="a29" text:class-names="" text:cond-style-name=""><text:span text:style-name="a28" text:class-names="">$20 towards fees for first 5 people who sign up<text:s text:c="1"/></text:span></text:p>
              <draw:enhanced-geometry xmlns:dr3d="urn:oasis:names:tc:opendocument:xmlns:dr3d:1.0" draw:path-stretchpoint-x="21600" draw:path-stretchpoint-y="21600" draw:type="non-primitive" svg:viewBox="0 0 21600 21600" draw:enhanced-path="S M ?f29 ?f21 A ?f78 ?f79 ?f80 ?f81 ?f29 ?f21 ?f75 ?f77  W ?f82 ?f83 ?f84 ?f85 ?f29 ?f21 ?f75 ?f77 L ?f29 ?f36 A ?f118 ?f119 ?f120 ?f121 ?f29 ?f36 ?f115 ?f117  W ?f122 ?f123 ?f124 ?f125 ?f29 ?f36 ?f115 ?f117 L ?f28 ?f33 ?f28 ?f29 A ?f165 ?f166 ?f167 ?f168 ?f28 ?f29 ?f162 ?f164  W ?f169 ?f170 ?f171 ?f172 ?f28 ?f29 ?f162 ?f164 L ?f35 ?f11 A ?f212 ?f213 ?f214 ?f215 ?f35 ?f11 ?f209 ?f211  W ?f216 ?f217 ?f218 ?f219 ?f35 ?f11 ?f209 ?f211 L ?f32 ?f28 ?f32 ?f36 A ?f255 ?f256 ?f257 ?f258 ?f32 ?f36 ?f252 ?f254  W ?f259 ?f260 ?f261 ?f262 ?f32 ?f36 ?f252 ?f254 Z M ?f31 ?f29 A ?f271 ?f272 ?f273 ?f274 ?f31 ?f29 ?f269 ?f270  W ?f275 ?f276 ?f277 ?f278 ?f31 ?f29 ?f269 ?f270 A ?f301 ?f302 ?f303 ?f304 ?f269 ?f270 ?f298 ?f300  W ?f305 ?f306 ?f307 ?f308 ?f269 ?f270 ?f298 ?f300 Z N S M ?f31 ?f29 A ?f271 ?f272 ?f273 ?f274 ?f31 ?f29 ?f269 ?f270  W ?f275 ?f276 ?f277 ?f278 ?f31 ?f29 ?f269 ?f270 A ?f301 ?f302 ?f303 ?f304 ?f269 ?f270 ?f298 ?f300  W ?f305 ?f306 ?f307 ?f308 ?f269 ?f270 ?f298 ?f300 Z M ?f28 ?f36 A ?f332 ?f333 ?f334 ?f335 ?f28 ?f36 ?f329 ?f331  W ?f336 ?f337 ?f338 ?f339 ?f28 ?f36 ?f329 ?f331 A ?f360 ?f361 ?f362 ?f363 ?f329 ?f331 ?f357 ?f359  W ?f364 ?f365 ?f366 ?f367 ?f329 ?f331 ?f357 ?f359 Z N F M ?f28 ?f33 L ?f28 ?f29 A ?f165 ?f166 ?f167 ?f168 ?f28 ?f29 ?f162 ?f164  W ?f169 ?f170 ?f171 ?f172 ?f28 ?f29 ?f162 ?f164 L ?f35 ?f11 A ?f212 ?f213 ?f214 ?f215 ?f35 ?f11 ?f209 ?f211  W ?f216 ?f217 ?f218 ?f219 ?f35 ?f11 ?f209 ?f211 L ?f32 ?f28 ?f32 ?f36 A ?f255 ?f256 ?f257 ?f258 ?f32 ?f36 ?f252 ?f254  W ?f259 ?f260 ?f261 ?f262 ?f32 ?f36 ?f252 ?f254 L ?f29 ?f21 A ?f376 ?f377 ?f378 ?f379 ?f29 ?f21 ?f373 ?f375  W ?f380 ?f381 ?f382 ?f383 ?f29 ?f21 ?f373 ?f375 Z M ?f34 ?f11 A ?f388 ?f213 ?f389 ?f215 ?f34 ?f11 ?f387 ?f211  W ?f390 ?f217 ?f391 ?f219 ?f34 ?f11 ?f387 ?f211 A ?f400 ?f401 ?f402 ?f403 ?f387 ?f211 ?f398 ?f399  W ?f404 ?f405 ?f406 ?f407 ?f387 ?f211 ?f398 ?f399 L ?f31 ?f29 M ?f32 ?f28 L ?f34 ?f28 M ?f29 ?f33 A ?f416 ?f417 ?f418 ?f419 ?f29 ?f33 ?f414 ?f415  W ?f420 ?f421 ?f422 ?f423 ?f29 ?f33 ?f414 ?f415 L ?f28 ?f36 M ?f29 ?f21 A ?f78 ?f79 ?f80 ?f81 ?f29 ?f21 ?f75 ?f77  W ?f82 ?f83 ?f84 ?f85 ?f29 ?f21 ?f75 ?f77 L ?f28 ?f33 N" draw:text-areas="?f28 ?f28 ?f32 ?f36" draw:glue-points="?f28 ?f26 ?f32 ?f26" draw:glue-point-leaving-directions="-90, -270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0 - 5400000"/>
                <draw:equation draw:name="f13" draw:formula="0 - 10800000"/>
                <draw:equation draw:name="f14" draw:formula="12500"/>
                <draw:equation draw:name="f15" draw:formula="?f8 / 21600"/>
                <draw:equation draw:name="f16" draw:formula="?f7 / 21600"/>
                <draw:equation draw:name="f17" draw:formula="21600 * ?f8"/>
                <draw:equation draw:name="f18" draw:formula="21600 * ?f7"/>
                <draw:equation draw:name="f19" draw:formula="min(?f16, ?f15)"/>
                <draw:equation draw:name="f20" draw:formula="?f17 / ?f9"/>
                <draw:equation draw:name="f21" draw:formula="?f18 / ?f9"/>
                <draw:equation draw:name="f22" draw:formula="?f21 - ?f11"/>
                <draw:equation draw:name="f23" draw:formula="?f20 - ?f11"/>
                <draw:equation draw:name="f24" draw:formula="?f22 / 2"/>
                <draw:equation draw:name="f25" draw:formula="min(?f23, ?f22)"/>
                <draw:equation draw:name="f26" draw:formula="?f11 + ?f24"/>
                <draw:equation draw:name="f27" draw:formula="?f25 * ?f14"/>
                <draw:equation draw:name="f28" draw:formula="?f27 / 100000"/>
                <draw:equation draw:name="f29" draw:formula="?f28 / 2"/>
                <draw:equation draw:name="f30" draw:formula="?f28 / 4"/>
                <draw:equation draw:name="f31" draw:formula="?f28 + ?f28"/>
                <draw:equation draw:name="f32" draw:formula="?f20 - ?f28"/>
                <draw:equation draw:name="f33" draw:formula="?f21 - ?f28"/>
                <draw:equation draw:name="f34" draw:formula="?f28 + ?f29"/>
                <draw:equation draw:name="f35" draw:formula="?f20 - ?f29"/>
                <draw:equation draw:name="f36" draw:formula="?f21 - ?f29"/>
                <draw:equation draw:name="f37" draw:formula="?f29 * ?f19"/>
                <draw:equation draw:name="f38" draw:formula="?f30 * ?f19"/>
                <draw:equation draw:name="f39" draw:formula="21550000 - ?f12"/>
                <draw:equation draw:name="f40" draw:formula="if(?f39, ?f12, 21550000)"/>
                <draw:equation draw:name="f41" draw:formula="-21550000 - ?f40"/>
                <draw:equation draw:name="f42" draw:formula="if(?f41, -21550000, ?f40)"/>
                <draw:equation draw:name="f43" draw:formula="?f2 + ?f42"/>
                <draw:equation draw:name="f44" draw:formula="?f2 + ?f2"/>
                <draw:equation draw:name="f45" draw:formula="?f44 * ?f10 / ?f1"/>
                <draw:equation draw:name="f46" draw:formula="0 - ?f45"/>
                <draw:equation draw:name="f47" draw:formula="cos(?f46)"/>
                <draw:equation draw:name="f48" draw:formula="0 - ?f47"/>
                <draw:equation draw:name="f49" draw:formula="?f48 * ?f37"/>
                <draw:equation draw:name="f50" draw:formula="sin(?f46)"/>
                <draw:equation draw:name="f51" draw:formula="0 - ?f50"/>
                <draw:equation draw:name="f52" draw:formula="?f51 * ?f37"/>
                <draw:equation draw:name="f53" draw:formula="sqrt(?f49 * ?f49 + ?f52 * ?f52 + 0 * 0)"/>
                <draw:equation draw:name="f54" draw:formula="?f37 * ?f37 / ?f53"/>
                <draw:equation draw:name="f55" draw:formula="?f51 * ?f54"/>
                <draw:equation draw:name="f56" draw:formula="?f29 - ?f55"/>
                <draw:equation draw:name="f57" draw:formula="?f48 * ?f54"/>
                <draw:equation draw:name="f58" draw:formula="?f21 - ?f57"/>
                <draw:equation draw:name="f59" draw:formula="?f56 - ?f37"/>
                <draw:equation draw:name="f60" draw:formula="?f58 - ?f37"/>
                <draw:equation draw:name="f61" draw:formula="?f56 + ?f37"/>
                <draw:equation draw:name="f62" draw:formula="?f58 + ?f37"/>
                <draw:equation draw:name="f63" draw:formula="?f43 + ?f2"/>
                <draw:equation draw:name="f64" draw:formula="?f63 * ?f10 / ?f1"/>
                <draw:equation draw:name="f65" draw:formula="0 - ?f64"/>
                <draw:equation draw:name="f66" draw:formula="cos(?f65)"/>
                <draw:equation draw:name="f67" draw:formula="0 - ?f66"/>
                <draw:equation draw:name="f68" draw:formula="?f67 * ?f37"/>
                <draw:equation draw:name="f69" draw:formula="sin(?f65)"/>
                <draw:equation draw:name="f70" draw:formula="0 - ?f69"/>
                <draw:equation draw:name="f71" draw:formula="?f70 * ?f37"/>
                <draw:equation draw:name="f72" draw:formula="sqrt(?f68 * ?f68 + ?f71 * ?f71 + 0 * 0)"/>
                <draw:equation draw:name="f73" draw:formula="?f37 * ?f37 / ?f72"/>
                <draw:equation draw:name="f74" draw:formula="?f70 * ?f73"/>
                <draw:equation draw:name="f75" draw:formula="?f56 + ?f74"/>
                <draw:equation draw:name="f76" draw:formula="?f67 * ?f73"/>
                <draw:equation draw:name="f77" draw:formula="?f58 + ?f76"/>
                <draw:equation draw:name="f78" draw:formula="if(?f42, ?f29, ?f59)"/>
                <draw:equation draw:name="f79" draw:formula="if(?f42, ?f21, ?f60)"/>
                <draw:equation draw:name="f80" draw:formula="if(?f42, ?f29, ?f61)"/>
                <draw:equation draw:name="f81" draw:formula="if(?f42, ?f21, ?f62)"/>
                <draw:equation draw:name="f82" draw:formula="if(?f42, ?f59, ?f75)"/>
                <draw:equation draw:name="f83" draw:formula="if(?f42, ?f60, ?f77)"/>
                <draw:equation draw:name="f84" draw:formula="if(?f42, ?f61, ?f75)"/>
                <draw:equation draw:name="f85" draw:formula="if(?f42, ?f62, ?f77)"/>
                <draw:equation draw:name="f86" draw:formula="21550000 - ?f13"/>
                <draw:equation draw:name="f87" draw:formula="if(?f86, ?f13, 21550000)"/>
                <draw:equation draw:name="f88" draw:formula="-21550000 - ?f87"/>
                <draw:equation draw:name="f89" draw:formula="if(?f88, -21550000, ?f87)"/>
                <draw:equation draw:name="f90" draw:formula="?f2 + ?f89"/>
                <draw:equation draw:name="f91" draw:formula="?f48 * ?f38"/>
                <draw:equation draw:name="f92" draw:formula="?f51 * ?f38"/>
                <draw:equation draw:name="f93" draw:formula="sqrt(?f91 * ?f91 + ?f92 * ?f92 + 0 * 0)"/>
                <draw:equation draw:name="f94" draw:formula="?f38 * ?f38 / ?f93"/>
                <draw:equation draw:name="f95" draw:formula="?f51 * ?f94"/>
                <draw:equation draw:name="f96" draw:formula="?f29 - ?f95"/>
                <draw:equation draw:name="f97" draw:formula="?f48 * ?f94"/>
                <draw:equation draw:name="f98" draw:formula="?f36 - ?f97"/>
                <draw:equation draw:name="f99" draw:formula="?f96 - ?f38"/>
                <draw:equation draw:name="f100" draw:formula="?f98 - ?f38"/>
                <draw:equation draw:name="f101" draw:formula="?f96 + ?f38"/>
                <draw:equation draw:name="f102" draw:formula="?f98 + ?f38"/>
                <draw:equation draw:name="f103" draw:formula="?f90 + ?f2"/>
                <draw:equation draw:name="f104" draw:formula="?f103 * ?f10 / ?f1"/>
                <draw:equation draw:name="f105" draw:formula="0 - ?f104"/>
                <draw:equation draw:name="f106" draw:formula="cos(?f105)"/>
                <draw:equation draw:name="f107" draw:formula="0 - ?f106"/>
                <draw:equation draw:name="f108" draw:formula="?f107 * ?f38"/>
                <draw:equation draw:name="f109" draw:formula="sin(?f105)"/>
                <draw:equation draw:name="f110" draw:formula="0 - ?f109"/>
                <draw:equation draw:name="f111" draw:formula="?f110 * ?f38"/>
                <draw:equation draw:name="f112" draw:formula="sqrt(?f108 * ?f108 + ?f111 * ?f111 + 0 * 0)"/>
                <draw:equation draw:name="f113" draw:formula="?f38 * ?f38 / ?f112"/>
                <draw:equation draw:name="f114" draw:formula="?f110 * ?f113"/>
                <draw:equation draw:name="f115" draw:formula="?f96 + ?f114"/>
                <draw:equation draw:name="f116" draw:formula="?f107 * ?f113"/>
                <draw:equation draw:name="f117" draw:formula="?f98 + ?f116"/>
                <draw:equation draw:name="f118" draw:formula="if(?f89, ?f29, ?f99)"/>
                <draw:equation draw:name="f119" draw:formula="if(?f89, ?f36, ?f100)"/>
                <draw:equation draw:name="f120" draw:formula="if(?f89, ?f29, ?f101)"/>
                <draw:equation draw:name="f121" draw:formula="if(?f89, ?f36, ?f102)"/>
                <draw:equation draw:name="f122" draw:formula="if(?f89, ?f99, ?f115)"/>
                <draw:equation draw:name="f123" draw:formula="if(?f89, ?f100, ?f117)"/>
                <draw:equation draw:name="f124" draw:formula="if(?f89, ?f101, ?f115)"/>
                <draw:equation draw:name="f125" draw:formula="if(?f89, ?f102, ?f117)"/>
                <draw:equation draw:name="f126" draw:formula="21550000 - ?f2"/>
                <draw:equation draw:name="f127" draw:formula="if(?f126, ?f2, 21550000)"/>
                <draw:equation draw:name="f128" draw:formula="-21550000 - ?f127"/>
                <draw:equation draw:name="f129" draw:formula="if(?f128, -21550000, ?f127)"/>
                <draw:equation draw:name="f130" draw:formula="?f1 + ?f129"/>
                <draw:equation draw:name="f131" draw:formula="?f1 + ?f2"/>
                <draw:equation draw:name="f132" draw:formula="?f131 * ?f10 / ?f1"/>
                <draw:equation draw:name="f133" draw:formula="0 - ?f132"/>
                <draw:equation draw:name="f134" draw:formula="cos(?f133)"/>
                <draw:equation draw:name="f135" draw:formula="0 - ?f134"/>
                <draw:equation draw:name="f136" draw:formula="?f135 * ?f37"/>
                <draw:equation draw:name="f137" draw:formula="sin(?f133)"/>
                <draw:equation draw:name="f138" draw:formula="0 - ?f137"/>
                <draw:equation draw:name="f139" draw:formula="?f138 * ?f37"/>
                <draw:equation draw:name="f140" draw:formula="sqrt(?f136 * ?f136 + ?f139 * ?f139 + 0 * 0)"/>
                <draw:equation draw:name="f141" draw:formula="?f37 * ?f37 / ?f140"/>
                <draw:equation draw:name="f142" draw:formula="?f138 * ?f141"/>
                <draw:equation draw:name="f143" draw:formula="?f28 - ?f142"/>
                <draw:equation draw:name="f144" draw:formula="?f135 * ?f141"/>
                <draw:equation draw:name="f145" draw:formula="?f29 - ?f144"/>
                <draw:equation draw:name="f146" draw:formula="?f143 - ?f37"/>
                <draw:equation draw:name="f147" draw:formula="?f145 - ?f37"/>
                <draw:equation draw:name="f148" draw:formula="?f143 + ?f37"/>
                <draw:equation draw:name="f149" draw:formula="?f145 + ?f37"/>
                <draw:equation draw:name="f150" draw:formula="?f130 + ?f2"/>
                <draw:equation draw:name="f151" draw:formula="?f150 * ?f10 / ?f1"/>
                <draw:equation draw:name="f152" draw:formula="0 - ?f151"/>
                <draw:equation draw:name="f153" draw:formula="cos(?f152)"/>
                <draw:equation draw:name="f154" draw:formula="0 - ?f153"/>
                <draw:equation draw:name="f155" draw:formula="?f154 * ?f37"/>
                <draw:equation draw:name="f156" draw:formula="sin(?f152)"/>
                <draw:equation draw:name="f157" draw:formula="0 - ?f156"/>
                <draw:equation draw:name="f158" draw:formula="?f157 * ?f37"/>
                <draw:equation draw:name="f159" draw:formula="sqrt(?f155 * ?f155 + ?f158 * ?f158 + 0 * 0)"/>
                <draw:equation draw:name="f160" draw:formula="?f37 * ?f37 / ?f159"/>
                <draw:equation draw:name="f161" draw:formula="?f157 * ?f160"/>
                <draw:equation draw:name="f162" draw:formula="?f143 + ?f161"/>
                <draw:equation draw:name="f163" draw:formula="?f154 * ?f160"/>
                <draw:equation draw:name="f164" draw:formula="?f145 + ?f163"/>
                <draw:equation draw:name="f165" draw:formula="if(?f129, ?f28, ?f146)"/>
                <draw:equation draw:name="f166" draw:formula="if(?f129, ?f29, ?f147)"/>
                <draw:equation draw:name="f167" draw:formula="if(?f129, ?f28, ?f148)"/>
                <draw:equation draw:name="f168" draw:formula="if(?f129, ?f29, ?f149)"/>
                <draw:equation draw:name="f169" draw:formula="if(?f129, ?f146, ?f162)"/>
                <draw:equation draw:name="f170" draw:formula="if(?f129, ?f147, ?f164)"/>
                <draw:equation draw:name="f171" draw:formula="if(?f129, ?f148, ?f162)"/>
                <draw:equation draw:name="f172" draw:formula="if(?f129, ?f149, ?f164)"/>
                <draw:equation draw:name="f173" draw:formula="21550000 - ?f1"/>
                <draw:equation draw:name="f174" draw:formula="if(?f173, ?f1, 21550000)"/>
                <draw:equation draw:name="f175" draw:formula="-21550000 - ?f174"/>
                <draw:equation draw:name="f176" draw:formula="if(?f175, -21550000, ?f174)"/>
                <draw:equation draw:name="f177" draw:formula="?f0 + ?f176"/>
                <draw:equation draw:name="f178" draw:formula="?f0 + ?f2"/>
                <draw:equation draw:name="f179" draw:formula="?f178 * ?f10 / ?f1"/>
                <draw:equation draw:name="f180" draw:formula="0 - ?f179"/>
                <draw:equation draw:name="f181" draw:formula="cos(?f180)"/>
                <draw:equation draw:name="f182" draw:formula="0 - ?f181"/>
                <draw:equation draw:name="f183" draw:formula="?f182 * ?f37"/>
                <draw:equation draw:name="f184" draw:formula="sin(?f180)"/>
                <draw:equation draw:name="f185" draw:formula="0 - ?f184"/>
                <draw:equation draw:name="f186" draw:formula="?f185 * ?f37"/>
                <draw:equation draw:name="f187" draw:formula="sqrt(?f183 * ?f183 + ?f186 * ?f186 + 0 * 0)"/>
                <draw:equation draw:name="f188" draw:formula="?f37 * ?f37 / ?f187"/>
                <draw:equation draw:name="f189" draw:formula="?f185 * ?f188"/>
                <draw:equation draw:name="f190" draw:formula="?f35 - ?f189"/>
                <draw:equation draw:name="f191" draw:formula="?f182 * ?f188"/>
                <draw:equation draw:name="f192" draw:formula="?f11 - ?f191"/>
                <draw:equation draw:name="f193" draw:formula="?f190 - ?f37"/>
                <draw:equation draw:name="f194" draw:formula="?f192 - ?f37"/>
                <draw:equation draw:name="f195" draw:formula="?f190 + ?f37"/>
                <draw:equation draw:name="f196" draw:formula="?f192 + ?f37"/>
                <draw:equation draw:name="f197" draw:formula="?f177 + ?f2"/>
                <draw:equation draw:name="f198" draw:formula="?f197 * ?f10 / ?f1"/>
                <draw:equation draw:name="f199" draw:formula="0 - ?f198"/>
                <draw:equation draw:name="f200" draw:formula="cos(?f199)"/>
                <draw:equation draw:name="f201" draw:formula="0 - ?f200"/>
                <draw:equation draw:name="f202" draw:formula="?f201 * ?f37"/>
                <draw:equation draw:name="f203" draw:formula="sin(?f199)"/>
                <draw:equation draw:name="f204" draw:formula="0 - ?f203"/>
                <draw:equation draw:name="f205" draw:formula="?f204 * ?f37"/>
                <draw:equation draw:name="f206" draw:formula="sqrt(?f202 * ?f202 + ?f205 * ?f205 + 0 * 0)"/>
                <draw:equation draw:name="f207" draw:formula="?f37 * ?f37 / ?f206"/>
                <draw:equation draw:name="f208" draw:formula="?f204 * ?f207"/>
                <draw:equation draw:name="f209" draw:formula="?f190 + ?f208"/>
                <draw:equation draw:name="f210" draw:formula="?f201 * ?f207"/>
                <draw:equation draw:name="f211" draw:formula="?f192 + ?f210"/>
                <draw:equation draw:name="f212" draw:formula="if(?f176, ?f35, ?f193)"/>
                <draw:equation draw:name="f213" draw:formula="if(?f176, ?f11, ?f194)"/>
                <draw:equation draw:name="f214" draw:formula="if(?f176, ?f35, ?f195)"/>
                <draw:equation draw:name="f215" draw:formula="if(?f176, ?f11, ?f196)"/>
                <draw:equation draw:name="f216" draw:formula="if(?f176, ?f193, ?f209)"/>
                <draw:equation draw:name="f217" draw:formula="if(?f176, ?f194, ?f211)"/>
                <draw:equation draw:name="f218" draw:formula="if(?f176, ?f195, ?f209)"/>
                <draw:equation draw:name="f219" draw:formula="if(?f176, ?f196, ?f211)"/>
                <draw:equation draw:name="f220" draw:formula="?f11 + ?f129"/>
                <draw:equation draw:name="f221" draw:formula="?f11 + ?f2"/>
                <draw:equation draw:name="f222" draw:formula="?f221 * ?f10 / ?f1"/>
                <draw:equation draw:name="f223" draw:formula="0 - ?f222"/>
                <draw:equation draw:name="f224" draw:formula="cos(?f223)"/>
                <draw:equation draw:name="f225" draw:formula="0 - ?f224"/>
                <draw:equation draw:name="f226" draw:formula="?f225 * ?f37"/>
                <draw:equation draw:name="f227" draw:formula="sin(?f223)"/>
                <draw:equation draw:name="f228" draw:formula="0 - ?f227"/>
                <draw:equation draw:name="f229" draw:formula="?f228 * ?f37"/>
                <draw:equation draw:name="f230" draw:formula="sqrt(?f226 * ?f226 + ?f229 * ?f229 + 0 * 0)"/>
                <draw:equation draw:name="f231" draw:formula="?f37 * ?f37 / ?f230"/>
                <draw:equation draw:name="f232" draw:formula="?f228 * ?f231"/>
                <draw:equation draw:name="f233" draw:formula="?f32 - ?f232"/>
                <draw:equation draw:name="f234" draw:formula="?f225 * ?f231"/>
                <draw:equation draw:name="f235" draw:formula="?f36 - ?f234"/>
                <draw:equation draw:name="f236" draw:formula="?f233 - ?f37"/>
                <draw:equation draw:name="f237" draw:formula="?f235 - ?f37"/>
                <draw:equation draw:name="f238" draw:formula="?f233 + ?f37"/>
                <draw:equation draw:name="f239" draw:formula="?f235 + ?f37"/>
                <draw:equation draw:name="f240" draw:formula="?f220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37"/>
                <draw:equation draw:name="f246" draw:formula="sin(?f242)"/>
                <draw:equation draw:name="f247" draw:formula="0 - ?f246"/>
                <draw:equation draw:name="f248" draw:formula="?f247 * ?f37"/>
                <draw:equation draw:name="f249" draw:formula="sqrt(?f245 * ?f245 + ?f248 * ?f248 + 0 * 0)"/>
                <draw:equation draw:name="f250" draw:formula="?f37 * ?f37 / ?f249"/>
                <draw:equation draw:name="f251" draw:formula="?f247 * ?f250"/>
                <draw:equation draw:name="f252" draw:formula="?f233 + ?f251"/>
                <draw:equation draw:name="f253" draw:formula="?f244 * ?f250"/>
                <draw:equation draw:name="f254" draw:formula="?f235 + ?f253"/>
                <draw:equation draw:name="f255" draw:formula="if(?f129, ?f32, ?f236)"/>
                <draw:equation draw:name="f256" draw:formula="if(?f129, ?f36, ?f237)"/>
                <draw:equation draw:name="f257" draw:formula="if(?f129, ?f32, ?f238)"/>
                <draw:equation draw:name="f258" draw:formula="if(?f129, ?f36, ?f239)"/>
                <draw:equation draw:name="f259" draw:formula="if(?f129, ?f236, ?f252)"/>
                <draw:equation draw:name="f260" draw:formula="if(?f129, ?f237, ?f254)"/>
                <draw:equation draw:name="f261" draw:formula="if(?f129, ?f238, ?f252)"/>
                <draw:equation draw:name="f262" draw:formula="if(?f129, ?f239, ?f254)"/>
                <draw:equation draw:name="f263" draw:formula="?f31 - ?f232"/>
                <draw:equation draw:name="f264" draw:formula="?f29 - ?f234"/>
                <draw:equation draw:name="f265" draw:formula="?f263 - ?f37"/>
                <draw:equation draw:name="f266" draw:formula="?f264 - ?f37"/>
                <draw:equation draw:name="f267" draw:formula="?f263 + ?f37"/>
                <draw:equation draw:name="f268" draw:formula="?f264 + ?f37"/>
                <draw:equation draw:name="f269" draw:formula="?f263 + ?f251"/>
                <draw:equation draw:name="f270" draw:formula="?f264 + ?f253"/>
                <draw:equation draw:name="f271" draw:formula="if(?f129, ?f31, ?f265)"/>
                <draw:equation draw:name="f272" draw:formula="if(?f129, ?f29, ?f266)"/>
                <draw:equation draw:name="f273" draw:formula="if(?f129, ?f31, ?f267)"/>
                <draw:equation draw:name="f274" draw:formula="if(?f129, ?f29, ?f268)"/>
                <draw:equation draw:name="f275" draw:formula="if(?f129, ?f265, ?f269)"/>
                <draw:equation draw:name="f276" draw:formula="if(?f129, ?f266, ?f270)"/>
                <draw:equation draw:name="f277" draw:formula="if(?f129, ?f267, ?f269)"/>
                <draw:equation draw:name="f278" draw:formula="if(?f129, ?f268, ?f270)"/>
                <draw:equation draw:name="f279" draw:formula="?f2 + ?f176"/>
                <draw:equation draw:name="f280" draw:formula="?f269 - ?f95"/>
                <draw:equation draw:name="f281" draw:formula="?f270 - ?f97"/>
                <draw:equation draw:name="f282" draw:formula="?f280 - ?f38"/>
                <draw:equation draw:name="f283" draw:formula="?f281 - ?f38"/>
                <draw:equation draw:name="f284" draw:formula="?f280 + ?f38"/>
                <draw:equation draw:name="f285" draw:formula="?f281 + ?f38"/>
                <draw:equation draw:name="f286" draw:formula="?f279 + ?f2"/>
                <draw:equation draw:name="f287" draw:formula="?f286 * ?f10 / ?f1"/>
                <draw:equation draw:name="f288" draw:formula="0 - ?f287"/>
                <draw:equation draw:name="f289" draw:formula="cos(?f288)"/>
                <draw:equation draw:name="f290" draw:formula="0 - ?f289"/>
                <draw:equation draw:name="f291" draw:formula="?f290 * ?f38"/>
                <draw:equation draw:name="f292" draw:formula="sin(?f288)"/>
                <draw:equation draw:name="f293" draw:formula="0 - ?f292"/>
                <draw:equation draw:name="f294" draw:formula="?f293 * ?f38"/>
                <draw:equation draw:name="f295" draw:formula="sqrt(?f291 * ?f291 + ?f294 * ?f294 + 0 * 0)"/>
                <draw:equation draw:name="f296" draw:formula="?f38 * ?f38 / ?f295"/>
                <draw:equation draw:name="f297" draw:formula="?f293 * ?f296"/>
                <draw:equation draw:name="f298" draw:formula="?f280 + ?f297"/>
                <draw:equation draw:name="f299" draw:formula="?f290 * ?f296"/>
                <draw:equation draw:name="f300" draw:formula="?f281 + ?f299"/>
                <draw:equation draw:name="f301" draw:formula="if(?f176, ?f269, ?f282)"/>
                <draw:equation draw:name="f302" draw:formula="if(?f176, ?f270, ?f283)"/>
                <draw:equation draw:name="f303" draw:formula="if(?f176, ?f269, ?f284)"/>
                <draw:equation draw:name="f304" draw:formula="if(?f176, ?f270, ?f285)"/>
                <draw:equation draw:name="f305" draw:formula="if(?f176, ?f282, ?f298)"/>
                <draw:equation draw:name="f306" draw:formula="if(?f176, ?f283, ?f300)"/>
                <draw:equation draw:name="f307" draw:formula="if(?f176, ?f284, ?f298)"/>
                <draw:equation draw:name="f308" draw:formula="if(?f176, ?f285, ?f300)"/>
                <draw:equation draw:name="f309" draw:formula="21550000 - ?f0"/>
                <draw:equation draw:name="f310" draw:formula="if(?f309, ?f0, 21550000)"/>
                <draw:equation draw:name="f311" draw:formula="-21550000 - ?f310"/>
                <draw:equation draw:name="f312" draw:formula="if(?f311, -21550000, ?f310)"/>
                <draw:equation draw:name="f313" draw:formula="?f11 + ?f312"/>
                <draw:equation draw:name="f314" draw:formula="?f28 - ?f232"/>
                <draw:equation draw:name="f315" draw:formula="?f314 - ?f37"/>
                <draw:equation draw:name="f316" draw:formula="?f314 + ?f37"/>
                <draw:equation draw:name="f317" draw:formula="?f313 + ?f2"/>
                <draw:equation draw:name="f318" draw:formula="?f317 * ?f10 / ?f1"/>
                <draw:equation draw:name="f319" draw:formula="0 - ?f318"/>
                <draw:equation draw:name="f320" draw:formula="cos(?f319)"/>
                <draw:equation draw:name="f321" draw:formula="0 - ?f320"/>
                <draw:equation draw:name="f322" draw:formula="?f321 * ?f37"/>
                <draw:equation draw:name="f323" draw:formula="sin(?f319)"/>
                <draw:equation draw:name="f324" draw:formula="0 - ?f323"/>
                <draw:equation draw:name="f325" draw:formula="?f324 * ?f37"/>
                <draw:equation draw:name="f326" draw:formula="sqrt(?f322 * ?f322 + ?f325 * ?f325 + 0 * 0)"/>
                <draw:equation draw:name="f327" draw:formula="?f37 * ?f37 / ?f326"/>
                <draw:equation draw:name="f328" draw:formula="?f324 * ?f327"/>
                <draw:equation draw:name="f329" draw:formula="?f314 + ?f328"/>
                <draw:equation draw:name="f330" draw:formula="?f321 * ?f327"/>
                <draw:equation draw:name="f331" draw:formula="?f235 + ?f330"/>
                <draw:equation draw:name="f332" draw:formula="if(?f312, ?f28, ?f315)"/>
                <draw:equation draw:name="f333" draw:formula="if(?f312, ?f36, ?f237)"/>
                <draw:equation draw:name="f334" draw:formula="if(?f312, ?f28, ?f316)"/>
                <draw:equation draw:name="f335" draw:formula="if(?f312, ?f36, ?f239)"/>
                <draw:equation draw:name="f336" draw:formula="if(?f312, ?f315, ?f329)"/>
                <draw:equation draw:name="f337" draw:formula="if(?f312, ?f237, ?f331)"/>
                <draw:equation draw:name="f338" draw:formula="if(?f312, ?f316, ?f329)"/>
                <draw:equation draw:name="f339" draw:formula="if(?f312, ?f239, ?f331)"/>
                <draw:equation draw:name="f340" draw:formula="?f182 * ?f38"/>
                <draw:equation draw:name="f341" draw:formula="?f185 * ?f38"/>
                <draw:equation draw:name="f342" draw:formula="sqrt(?f340 * ?f340 + ?f341 * ?f341 + 0 * 0)"/>
                <draw:equation draw:name="f343" draw:formula="?f38 * ?f38 / ?f342"/>
                <draw:equation draw:name="f344" draw:formula="?f185 * ?f343"/>
                <draw:equation draw:name="f345" draw:formula="?f329 - ?f344"/>
                <draw:equation draw:name="f346" draw:formula="?f182 * ?f343"/>
                <draw:equation draw:name="f347" draw:formula="?f331 - ?f346"/>
                <draw:equation draw:name="f348" draw:formula="?f345 - ?f38"/>
                <draw:equation draw:name="f349" draw:formula="?f347 - ?f38"/>
                <draw:equation draw:name="f350" draw:formula="?f345 + ?f38"/>
                <draw:equation draw:name="f351" draw:formula="?f347 + ?f38"/>
                <draw:equation draw:name="f352" draw:formula="?f201 * ?f38"/>
                <draw:equation draw:name="f353" draw:formula="?f204 * ?f38"/>
                <draw:equation draw:name="f354" draw:formula="sqrt(?f352 * ?f352 + ?f353 * ?f353 + 0 * 0)"/>
                <draw:equation draw:name="f355" draw:formula="?f38 * ?f38 / ?f354"/>
                <draw:equation draw:name="f356" draw:formula="?f204 * ?f355"/>
                <draw:equation draw:name="f357" draw:formula="?f345 + ?f356"/>
                <draw:equation draw:name="f358" draw:formula="?f201 * ?f355"/>
                <draw:equation draw:name="f359" draw:formula="?f347 + ?f358"/>
                <draw:equation draw:name="f360" draw:formula="if(?f176, ?f329, ?f348)"/>
                <draw:equation draw:name="f361" draw:formula="if(?f176, ?f331, ?f349)"/>
                <draw:equation draw:name="f362" draw:formula="if(?f176, ?f329, ?f350)"/>
                <draw:equation draw:name="f363" draw:formula="if(?f176, ?f331, ?f351)"/>
                <draw:equation draw:name="f364" draw:formula="if(?f176, ?f348, ?f357)"/>
                <draw:equation draw:name="f365" draw:formula="if(?f176, ?f349, ?f359)"/>
                <draw:equation draw:name="f366" draw:formula="if(?f176, ?f350, ?f357)"/>
                <draw:equation draw:name="f367" draw:formula="if(?f176, ?f351, ?f359)"/>
                <draw:equation draw:name="f368" draw:formula="?f290 * ?f37"/>
                <draw:equation draw:name="f369" draw:formula="?f293 * ?f37"/>
                <draw:equation draw:name="f370" draw:formula="sqrt(?f368 * ?f368 + ?f369 * ?f369 + 0 * 0)"/>
                <draw:equation draw:name="f371" draw:formula="?f37 * ?f37 / ?f370"/>
                <draw:equation draw:name="f372" draw:formula="?f293 * ?f371"/>
                <draw:equation draw:name="f373" draw:formula="?f56 + ?f372"/>
                <draw:equation draw:name="f374" draw:formula="?f290 * ?f371"/>
                <draw:equation draw:name="f375" draw:formula="?f58 + ?f374"/>
                <draw:equation draw:name="f376" draw:formula="if(?f176, ?f29, ?f59)"/>
                <draw:equation draw:name="f377" draw:formula="if(?f176, ?f21, ?f60)"/>
                <draw:equation draw:name="f378" draw:formula="if(?f176, ?f29, ?f61)"/>
                <draw:equation draw:name="f379" draw:formula="if(?f176, ?f21, ?f62)"/>
                <draw:equation draw:name="f380" draw:formula="if(?f176, ?f59, ?f373)"/>
                <draw:equation draw:name="f381" draw:formula="if(?f176, ?f60, ?f375)"/>
                <draw:equation draw:name="f382" draw:formula="if(?f176, ?f61, ?f373)"/>
                <draw:equation draw:name="f383" draw:formula="if(?f176, ?f62, ?f375)"/>
                <draw:equation draw:name="f384" draw:formula="?f34 - ?f189"/>
                <draw:equation draw:name="f385" draw:formula="?f384 - ?f37"/>
                <draw:equation draw:name="f386" draw:formula="?f384 + ?f37"/>
                <draw:equation draw:name="f387" draw:formula="?f384 + ?f208"/>
                <draw:equation draw:name="f388" draw:formula="if(?f176, ?f34, ?f385)"/>
                <draw:equation draw:name="f389" draw:formula="if(?f176, ?f34, ?f386)"/>
                <draw:equation draw:name="f390" draw:formula="if(?f176, ?f385, ?f387)"/>
                <draw:equation draw:name="f391" draw:formula="if(?f176, ?f386, ?f387)"/>
                <draw:equation draw:name="f392" draw:formula="?f387 - ?f95"/>
                <draw:equation draw:name="f393" draw:formula="?f211 - ?f97"/>
                <draw:equation draw:name="f394" draw:formula="?f392 - ?f38"/>
                <draw:equation draw:name="f395" draw:formula="?f393 - ?f38"/>
                <draw:equation draw:name="f396" draw:formula="?f392 + ?f38"/>
                <draw:equation draw:name="f397" draw:formula="?f393 + ?f38"/>
                <draw:equation draw:name="f398" draw:formula="?f392 + ?f297"/>
                <draw:equation draw:name="f399" draw:formula="?f393 + ?f299"/>
                <draw:equation draw:name="f400" draw:formula="if(?f176, ?f387, ?f394)"/>
                <draw:equation draw:name="f401" draw:formula="if(?f176, ?f211, ?f395)"/>
                <draw:equation draw:name="f402" draw:formula="if(?f176, ?f387, ?f396)"/>
                <draw:equation draw:name="f403" draw:formula="if(?f176, ?f211, ?f397)"/>
                <draw:equation draw:name="f404" draw:formula="if(?f176, ?f394, ?f398)"/>
                <draw:equation draw:name="f405" draw:formula="if(?f176, ?f395, ?f399)"/>
                <draw:equation draw:name="f406" draw:formula="if(?f176, ?f396, ?f398)"/>
                <draw:equation draw:name="f407" draw:formula="if(?f176, ?f397, ?f399)"/>
                <draw:equation draw:name="f408" draw:formula="?f29 - ?f344"/>
                <draw:equation draw:name="f409" draw:formula="?f33 - ?f346"/>
                <draw:equation draw:name="f410" draw:formula="?f408 - ?f38"/>
                <draw:equation draw:name="f411" draw:formula="?f409 - ?f38"/>
                <draw:equation draw:name="f412" draw:formula="?f408 + ?f38"/>
                <draw:equation draw:name="f413" draw:formula="?f409 + ?f38"/>
                <draw:equation draw:name="f414" draw:formula="?f408 + ?f356"/>
                <draw:equation draw:name="f415" draw:formula="?f409 + ?f358"/>
                <draw:equation draw:name="f416" draw:formula="if(?f176, ?f29, ?f410)"/>
                <draw:equation draw:name="f417" draw:formula="if(?f176, ?f33, ?f411)"/>
                <draw:equation draw:name="f418" draw:formula="if(?f176, ?f29, ?f412)"/>
                <draw:equation draw:name="f419" draw:formula="if(?f176, ?f33, ?f413)"/>
                <draw:equation draw:name="f420" draw:formula="if(?f176, ?f410, ?f414)"/>
                <draw:equation draw:name="f421" draw:formula="if(?f176, ?f411, ?f415)"/>
                <draw:equation draw:name="f422" draw:formula="if(?f176, ?f412, ?f414)"/>
                <draw:equation draw:name="f423" draw:formula="if(?f176, ?f413, ?f415)"/>
              </draw:enhanced-geometry>
            </draw:custom-shape>
          </table:table-cell>
          <table:table-cell table:number-columns-repeated="4"/>
          <table:table-cell table:number-columns-repeated="16379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5"/>
          <table:table-cell office:value-type="string" table:style-name="ce1">
            <text:p><text:s text:c="2"/>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office:value-type="string" table:style-name="ce1">
            <text:p><text:s/></text:p>
          </table:table-cell>
          <table:table-cell table:number-columns-repeated="16378" table:style-name="ce1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5in" fo:margin-right="0.25in" style:print-orientation="landscape" style:print-page-order="ttb" style:first-page-number="continue" style:scale-to="70%" style:table-centering="both" style:print="objects charts drawings"/>
      <style:header-style>
        <style:header-footer-properties fo:min-height="0.45in" fo:margin-left="0.75in" fo:margin-right="0.25in" fo:margin-bottom="0in"/>
      </style:header-style>
      <style:footer-style>
        <style:header-footer-properties fo:min-height="0.45in" fo:margin-left="0.75in" fo:margin-right="0.25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527</meta:generator>
    <meta:initial-creator>User</meta:initial-creator>
    <dc:creator>User</dc:creator>
    <meta:creation-date>2021-08-05T01:42:41Z</meta:creation-date>
    <dc:date>2021-11-14T19:40:21Z</dc:date>
    <meta:print-date>2021-08-09T22:57:51Z</meta:print-date>
    <meta:editing-cycles>5</meta:editing-cycles>
    <meta:editing-duration>PT5706S</meta:editing-duration>
  </office:meta>
</office:document-meta>
</file>